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68438123839449357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74147678625088619"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5278438867687283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02149528634562745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53514860961730232"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112638669839326150"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59328412922948338"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359423365194706562"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0675710" text:continue-list="list6359328412922948338"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533817859626854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48732"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62943"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66277"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669843"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71931"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10"><text:span text:style-name="T2"/></text:p>
      <text:p text:style-name="P10"><text:span text:style-name="T2">Mon Jan 4, 2021 On the elliptical</text:span></text:p>
      <text:p text:style-name="P23"><text:span text:style-name="T1">Warm up: </text:span><text:s/>10 minutes at “speed” of about 15.5</text:p>
      <text:p text:style-name="P10">Intervals:<text:span text:style-name="T2"> <text:s/>6 x 1:30 at a “speed” of about 22.5 with 2:30 at a “speed” of 15.5 after each.</text:span></text:p>
      <text:p text:style-name="P10">Warm down: <text:span text:style-name="T2">3:30 more at a “speed” of 15.5 </text:span></text:p>
      <text:p text:style-name="P23"/>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825805192267293704"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04T20:43:11.52</dc:date>
    <dc:creator>James Lombardi</dc:creator>
    <meta:editing-duration>P9DT7H46M33S</meta:editing-duration>
    <meta:editing-cycles>786</meta:editing-cycles>
    <meta:generator>OpenOffice/4.1.2$Win32 OpenOffice.org_project/412m3$Build-9782</meta:generator>
    <meta:document-statistic meta:table-count="0" meta:image-count="2" meta:object-count="0" meta:page-count="87" meta:paragraph-count="2402" meta:word-count="27118" meta:character-count="138430"/>
  </office:meta>
</office:document-meta>
</file>